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10.0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4" draw:layer="layout" svg:width="13.333cm" svg:height="10cm" svg:x="7.333cm" svg:y="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nb" fo:country="NO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m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8T15:30:41.120000000</meta:creation-date>
    <meta:editing-duration>PT2M3S</meta:editing-duration>
    <meta:editing-cycles>4</meta:editing-cycles>
    <meta:generator>LibreOffice/24.8.4.2$Windows_X86_64 LibreOffice_project/bb3cfa12c7b1bf994ecc5649a80400d06cd71002</meta:generator>
    <dc:title>Blue Curve</dc:title>
    <dc:date>2025-02-18T15:34:39.036000000</dc:date>
    <meta:document-statistic meta:object-count="45"/>
  </office:meta>
</office:document-meta>
</file>